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e994"/>
    </style:style>
    <style:style style:name="gr1" style:family="graphic" style:parent-style-name="standard">
      <style:graphic-properties svg:stroke-width="0.035cm" draw:marker-start-width="0.252cm" draw:marker-end-width="0.252cm" draw:fill-color="#729fcf" draw:textarea-horizontal-align="justify" draw:textarea-vertical-align="middle" draw:auto-grow-height="false" fo:min-height="1.036cm" fo:min-width="25.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3.546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3.14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4.34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106cm" svg:stroke-color="#168253" draw:marker-start-width="0.359cm" draw:marker-end-width="0.359cm" draw:fill="none" draw:textarea-horizontal-align="justify" draw:textarea-vertical-align="middle" draw:auto-grow-height="false" fo:min-height="1.044cm" fo:min-width="7.59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68253" draw:marker-start-width="0.359cm" draw:marker-end-width="0.359cm" draw:fill-color="#3faf46" draw:textarea-horizontal-align="justify" draw:textarea-vertical-align="middle" draw:auto-grow-height="false" fo:min-height="2.044cm" fo:min-width="8.29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168253" draw:marker-start-width="0.359cm" draw:marker-end="Arrow" draw:marker-end-width="0.4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8" style:family="graphic" style:parent-style-name="objectwithoutfill">
      <style:graphic-properties svg:stroke-width="0.106cm" svg:stroke-color="#ed4c0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814cm"/>
      <style:paragraph-properties style:writing-mode="lr-tb"/>
    </style:style>
    <style:style style:name="gr10" style:family="graphic" style:parent-style-name="standard">
      <style:graphic-properties svg:stroke-width="0.106cm" svg:stroke-color="#e16173" draw:marker-start-width="0.359cm" draw:marker-end-width="0.359cm" draw:fill-color="#ffa6a6" draw:textarea-horizontal-align="justify" draw:textarea-vertical-align="middle" draw:auto-grow-height="false" fo:min-height="1.144cm" fo:min-width="4.29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1.296cm" fo:min-width="4.147cm" fo:padding-top="0.152cm" fo:padding-bottom="0.152cm" fo:padding-left="0.277cm" fo:padding-right="0.277cm" fo:wrap-option="no-wrap"/>
      <style:paragraph-properties style:writing-mode="lr-tb"/>
    </style:style>
    <style:style style:name="gr12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7cm" fo:min-width="3.147cm" fo:padding-top="0.152cm" fo:padding-bottom="0.152cm" fo:padding-left="0.277cm" fo:padding-right="0.277cm" fo:wrap-option="no-wrap"/>
      <style:paragraph-properties style:writing-mode="lr-tb"/>
    </style:style>
    <style:style style:name="gr13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2.097cm" fo:min-width="4.647cm" fo:padding-top="0.152cm" fo:padding-bottom="0.152cm" fo:padding-left="0.277cm" fo:padding-right="0.277cm" fo:wrap-option="no-wrap"/>
      <style:paragraph-properties style:writing-mode="lr-tb"/>
    </style:style>
    <style:style style:name="gr14" style:family="graphic" style:parent-style-name="objectwithoutfill">
      <style:graphic-properties svg:stroke-width="0.106cm" svg:stroke-color="#e161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1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412cm"/>
      <style:paragraph-properties style:writing-mode="lr-tb"/>
    </style:style>
    <style:style style:name="P1" style:family="paragraph">
      <style:paragraph-properties fo:text-align="center" style:writing-mode="lr-tb"/>
      <style:text-properties fo:color="#6b5e9b"/>
    </style:style>
    <style:style style:name="P2" style:family="paragraph">
      <loext:graphic-properties draw:fill-color="#729fcf"/>
      <style:paragraph-properties fo:text-align="center" style:writing-mode="lr-tb"/>
      <style:text-properties fo:color="#6b5e9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3faf46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d4c0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CJK SC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a6a6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16173" fo:font-size="10.5pt" fo:font-weight="bold" style:font-size-asian="10.5pt" style:font-weight-asian="bold" style:font-size-complex="10.5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42pt" style:font-size-asian="42pt" style:font-size-complex="4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T1" style:family="text">
      <style:text-properties fo:color="#6b5e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68253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68253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ed4c0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CJK SC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e16173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draw:layer="layout" svg:width="27.7cm" svg:height="2.7cm" svg:x="0.2cm" svg:y="8.4cm">
            <text:p text:style-name="P1"><text:span text:style-name="T1">事件总线</text:span></text:p>
            <draw:enhanced-geometry svg:viewBox="0 0 21600 21600" draw:text-areas="0 ?f0 ?f5 ?f2" draw:type="right-arrow" draw:modifiers="19418.4008029441 5525.953350610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4.1cm" svg:height="0.9cm" svg:x="7.9cm" svg:y="9.3cm">
            <text:p text:style-name="P3"><text:span text:style-name="T2">实体生成事件</text:span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0.9cm" svg:x="15.2cm" svg:y="9.3cm">
            <text:p text:style-name="P3"><text:span text:style-name="T2">世界保存事件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.1cm" svg:height="0.9cm" svg:x="2.9cm" svg:y="9.3cm">
            <text:p text:style-name="P3"><text:span text:style-name="T2">实体生成事件</text:span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9cm" svg:height="0.9cm" svg:x="20.8cm" svg:y="9.3cm">
            <text:p text:style-name="P3"><text:span text:style-name="T2">玩家信息保存事件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6" xml:id="id2" draw:id="id2" draw:layer="layout" svg:width="8.2cm" svg:height="1.4cm" svg:x="1.2cm" svg:y="3.5cm">
            <text:p text:style-name="P5"><text:span text:style-name="T3">ForgeEventFac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xml:id="id1" draw:id="id1" draw:layer="layout" svg:width="8.9cm" svg:height="2.4cm" svg:x="17.2cm" svg:y="3cm">
            <text:p text:style-name="P7"><text:span text:style-name="T4">Minecraft</text:span><text:span text:style-name="T4">游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10" draw:layer="layout" svg:x1="17.2cm" svg:y1="4.2cm" svg:x2="9.4cm" svg:y2="4.2cm" draw:start-shape="id1" draw:start-glue-point="3" draw:end-shape="id2" draw:end-glue-point="1" svg:d="M17200 4200h-7800" svg:viewBox="0 0 7801 1">
            <text:p text:style-name="P9"><text:span text:style-name="T5">获取事件</text:span></text:p>
            <text:p text:style-name="P9"><text:span text:style-name="T5">事件相关的实体、世界等</text:span></text:p>
          </draw:connector>
        </draw:g>
        <draw:g>
          <draw:line draw:style-name="gr8" draw:text-style-name="P11" draw:layer="layout" svg:x1="3.6cm" svg:y1="5cm" svg:x2="3.6cm" svg:y2="9cm">
            <text:p/>
          </draw:line>
          <draw:frame draw:style-name="gr9" draw:text-style-name="P13" draw:layer="layout" svg:width="5cm" svg:height="1.064cm" svg:x="3.2cm" svg:y="6.395cm">
            <draw:text-box>
              <text:p text:style-name="P12"><text:span text:style-name="T6">事件及相关信息</text:span></text:p>
            </draw:text-box>
          </draw:frame>
        </draw:g>
        <draw:custom-shape draw:style-name="gr10" draw:text-style-name="P15" draw:layer="layout" svg:width="4.9cm" svg:height="1.5cm" svg:x="9.1cm" svg:y="13.1cm">
          <text:p text:style-name="P14">事件处理器1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9cm" svg:height="1.5cm" svg:x="14.9cm" svg:y="13.1cm">
          <text:p text:style-name="P14">事件处理器2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9cm" svg:height="1.5cm" svg:x="20.7cm" svg:y="13.1cm">
          <text:p text:style-name="P14">事件处理器3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7cm" svg:height="1.6cm" svg:x="1.5cm" svg:y="11.4cm">
          <text:p text:style-name="P3"><text:span text:style-name="T2">生成该实体的世界</text:span></text:p>
          <text:p text:style-name="P3"><text:span text:style-name="T2">生成的实体</text:span></text:p>
          <draw:enhanced-geometry svg:viewBox="0 0 21600 21600" draw:glue-points="10800 0 0 10800 10800 21600 21600 10800 ?f40 ?f41" draw:text-areas="0 0 21600 21600" draw:type="rectangular-callout" draw:modifiers="15603.828972559 -15744.6595877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3.7cm" svg:height="0.9cm" svg:x="14.4cm" svg:y="7.7cm">
          <text:p text:style-name="P3"><text:span text:style-name="T2">被保存的世界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012.6992704674 37758.04661487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5.2cm" svg:height="2.4cm" svg:x="19.4cm" svg:y="6.1cm">
          <text:p text:style-name="P3"><text:span text:style-name="T2">被保存的玩家</text:span></text:p>
          <text:p text:style-name="P3"><text:span text:style-name="T2">保存的目录</text:span></text:p>
          <text:p text:style-name="P3"><text:span text:style-name="T2">被保存玩家的</text:span><text:span text:style-name="T2">UUI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2.6802537973 28743.0237401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1" draw:layer="layout" svg:x1="11.6cm" svg:y1="10.5cm" svg:x2="11.6cm" svg:y2="13cm">
          <text:p/>
        </draw:line>
        <draw:line draw:style-name="gr14" draw:text-style-name="P11" draw:layer="layout" svg:x1="17.4cm" svg:y1="10.5cm" svg:x2="17.4cm" svg:y2="13cm">
          <text:p/>
        </draw:line>
        <draw:line draw:style-name="gr14" draw:text-style-name="P11" draw:layer="layout" svg:x1="23.2cm" svg:y1="10.5cm" svg:x2="23.2cm" svg:y2="13cm">
          <text:p/>
        </draw:line>
        <draw:frame draw:style-name="gr15" draw:text-style-name="P16" draw:layer="layout" svg:width="2.4cm" svg:height="2.1cm" svg:x="11.4cm" svg:y="10.8cm">
          <draw:text-box>
            <text:p text:style-name="P9"><text:span text:style-name="T7">监听：骨粉</text:span></text:p>
            <text:p text:style-name="P9"><text:span text:style-name="T7">使用事件</text:span></text:p>
          </draw:text-box>
        </draw:frame>
        <draw:frame draw:style-name="gr15" draw:text-style-name="P16" draw:layer="layout" svg:width="2.4cm" svg:height="2.1cm" svg:x="17.2cm" svg:y="10.8cm">
          <draw:text-box>
            <text:p text:style-name="P9"><text:span text:style-name="T7">监听：世界</text:span></text:p>
            <text:p text:style-name="P9"><text:span text:style-name="T7">保存事件</text:span></text:p>
          </draw:text-box>
        </draw:frame>
        <draw:frame draw:style-name="gr15" draw:text-style-name="P16" draw:layer="layout" svg:width="2.4cm" svg:height="2.1cm" svg:x="23cm" svg:y="10.8cm">
          <draw:text-box>
            <text:p text:style-name="P9"><text:span text:style-name="T7">监听：实体</text:span></text:p>
            <text:p text:style-name="P9"><text:span text:style-name="T7">生成事件</text:span></text:p>
          </draw:text-box>
        </draw:frame>
        <draw:frame draw:style-name="gr16" draw:text-style-name="P17" draw:layer="layout" svg:width="16.9cm" svg:height="2.398cm" svg:x="4.4cm" svg:y="0.202cm">
          <draw:text-box>
            <text:p text:style-name="P9"><text:span text:style-name="T8">事件、总线与事件订阅器</text:span></text:p>
          </draw:text-box>
        </draw:frame>
        <draw:frame draw:style-name="gr17" draw:text-style-name="P18" draw:layer="layout" svg:width="3.988cm" svg:height="0.662cm" svg:x="21.212cm" svg:y="1.576cm">
          <draw:text-box>
            <text:p text:style-name="P9"><text:span text:style-name="T9">vvvbbbcz 2020.11.2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9:52:52.352629340</meta:creation-date>
    <dc:date>2020-12-13T23:38:15.538776529</dc:date>
    <meta:editing-duration>PT1H16M47S</meta:editing-duration>
    <meta:editing-cycles>60</meta:editing-cycles>
    <meta:generator>LibreOffice/6.4.6.2$Linux_X86_64 LibreOffice_project/40$Build-2</meta:generator>
    <meta:document-statistic meta:object-count="27"/>
  </office:meta>
</office:document-meta>
</file>